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atyasomsahoo</text:p>
          </table:table-cell>
          <table:table-cell office:value-type="string" calcext:value-type="string">
            <text:p>somsat@123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2:02:54.848107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2</meta:editing-cycles>
    <meta:print-date>2015-08-11T07:19:34</meta:print-date>
    <meta:creation-date>2015-08-11T07:17:40</meta:creation-date>
    <dc:date>2016-06-30T12:03:01.867935993</dc:date>
    <meta:editing-duration>P0D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